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text-properties officeooo:paragraph-rsid="00029f23"/>
    </style:style>
    <style:style style:name="P2" style:family="paragraph" style:parent-style-name="Text_20_body">
      <style:text-properties officeooo:paragraph-rsid="00047e64"/>
    </style:style>
    <style:style style:name="P3" style:family="paragraph" style:parent-style-name="Text_20_body">
      <style:text-properties officeooo:rsid="00047e64" officeooo:paragraph-rsid="00047e64"/>
    </style:style>
    <style:style style:name="P4" style:family="paragraph" style:parent-style-name="Heading_20_1">
      <style:paragraph-properties fo:break-before="page"/>
    </style:style>
    <style:style style:name="P5" style:family="paragraph" style:parent-style-name="Heading_20_1" style:list-style-nam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text-properties officeooo:paragraph-rsid="00047e64"/>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
    <style:style style:name="T1" style:family="text">
      <style:text-properties fo:background-color="#ffffff" loext:char-shading-value="0"/>
    </style:style>
    <style:style style:name="T2" style:family="text">
      <style:text-properties officeooo:rsid="00047e64"/>
    </style:style>
    <style:style style:name="T3" style:family="text">
      <style:text-properties fo:font-weight="bold" officeooo:rsid="00047e64" style:font-weight-asian="bold" style:font-weight-complex="bold"/>
    </style:style>
    <style:style style:name="T4" style:family="text">
      <style:text-properties officeooo:rsid="000638e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bjective</text:h>
      <text:h text:style-name="Heading_20_2" text:outline-level="2">Explanation of the library's purpose</text:h>
      <text:p text:style-name="P2">The <text:span text:style-name="Source_20_Text">keen-retry</text:span> crate provides a robust framework for Rust applications to handle and recover from <text:span text:style-name="T2">transient </text:span>errors more effectively. It equips developers with the tools to transform standard operations into retryable workflows with a focus on performance and code clarity. </text:p>
      <text:p text:style-name="P3">The library offers a “Library API” and a “User API”:</text:p>
      <text:list xml:id="list1701605870" text:style-name="L1">
        <text:list-item>
          <text:p text:style-name="P7"><text:span text:style-name="Source_20_Text"><text:span text:style-name="T3">Library API</text:span></text:span>: <text:span text:style-name="T2">designed to be used by libraries that want to incorporate error handling &amp; recovery (or “retrying”, for short) into their features. </text:span>By wrapping <text:span text:style-name="T2">your library</text:span> APIs with <text:span text:style-name="Source_20_Text">keen-retry</text:span>, operations can be made retryable with minimal overhead and maximum expressiveness.</text:p>
        </text:list-item>
        <text:list-item>
          <text:p text:style-name="P7"><text:span text:style-name="Source_20_Text"><text:span text:style-name="T3">User API</text:span></text:span>: <text:span text:style-name="T2">de</text:span>s<text:span text:style-name="T2">igned to be exposed down to the application level, providing a functional API to allow deep control of the handling and recovery of errors</text:span>. <text:span text:style-name="T2">This is</text:span> foundational to the chaining of retryable operations, allowing users to create complex, resilient workflows that gracefully handle transient failures.</text:p>
        </text:list-item>
      </text:list>
      <text:h text:style-name="Heading_20_2" text:outline-level="2">High-level overview of features</text:h>
      <text:list text:style-name="L2">
        <text:list-item>
          <text:p text:style-name="P9"><text:span text:style-name="Strong_20_Emphasis">Retryable Types</text:span>: Operations can return retryable types, which are central to the library's design and allow for the chaining of operations.</text:p>
        </text:list-item>
        <text:list-item>
          <text:p text:style-name="P9"><text:span text:style-name="Strong_20_Emphasis">User API</text:span>: A set of APIs designed for use by the end-users of your library, enabling them to apply retry logic at the application level.</text:p>
        </text:list-item>
        <text:list-item>
          <text:p text:style-name="P9"><text:span text:style-name="Strong_20_Emphasis">Zero-Cost Abstractions</text:span>: If an operation succeeds or fails fatally on the initial attempt, no extra code is executed, ensuring efficiency.</text:p>
        </text:list-item>
        <text:list-item>
          <text:p text:style-name="P9"><text:span text:style-name="Strong_20_Emphasis">Distinct Operations for Initial and Subsequent Attempts</text:span>: The library allows different handling for the initial attempt and retries, providing flexibility for detailed error reporting and nested retry logic.</text:p>
        </text:list-item>
        <text:list-item>
          <text:p text:style-name="P9"><text:span text:style-name="Strong_20_Emphasis">Rich Instrumentation</text:span>: Detailed instrumentation capabilities for monitoring retries, successes, and failures are built into the library.</text:p>
        </text:list-item>
        <text:list-item>
          <text:p text:style-name="P9"><text:span text:style-name="Strong_20_Emphasis">Sync and Async Support</text:span>: Full support for both synchronous and asynchronous operations, allowing it to fit seamlessly into various Rust async runtimes and sync contexts.</text:p>
        </text:list-item>
        <text:list-item>
          <text:p text:style-name="P9"><text:span text:style-name="Strong_20_Emphasis">Backoff Strategies</text:span>: Configurable backoff strategies to prevent resource exhaustion during retries.</text:p>
        </text:list-item>
        <text:list-item>
          <text:p text:style-name="P9"><text:span text:style-name="Strong_20_Emphasis">Comprehensive Result Types</text:span>: <text:span text:style-name="Source_20_Text">ResolvedResult</text:span> and other result types encapsulate all possible outcomes of retryable operations, making it easy to manage the control flow.</text:p>
        </text:list-item>
        <text:list-item>
          <text:p text:style-name="P9"><text:span text:style-name="Strong_20_Emphasis">Ease of Integration</text:span>: The library is designed to integrate smoothly with existing Rust codebases, requiring minimal changes to adopt retry capabilities.</text:p>
        </text:list-item>
      </text:list>
      <text:p text:style-name="P2">This comprehensive suite of features is crafted to provide a scalable and expressive error handling and recovery solution that fits naturally within the Rust ecosystem.</text:p>
      <text:h text:style-name="P4" text:outline-level="1">Theory behind the API</text:h>
      <text:p text:style-name="Text_20_body">At the heart of the <text:span text:style-name="Source_20_Text">keen-retry</text:span> crate is the concept of resilience in software systems. Resilience, in this context, refers to the system's ability to handle and recover from failures gracefully. This is particularly important in distributed systems where network hiccups, transient service unavailability, or temporary resource constraints are common. The <text:span text:style-name="Source_20_Text">keen-retry</text:span> library provides a structured way to approach these challenges by enabling operations to be retried under predefined conditions.</text:p>
      <text:h text:style-name="Heading_20_2" text:outline-level="2">Understanding Retries</text:h>
      <text:p text:style-name="Text_20_body">Retry patterns allow applications to automatically repeat an operation in the face of failure, giving the system a chance to recover as the underlying issue is resolved. However, not all failures should trigger a retry. The <text:span text:style-name="Source_20_Text">keen-retry</text:span> crate distinguishes between transient failures that are potentially recoverable and permanent failures that are not, allowing developers to define nuanced retry policies.</text:p>
      <text:h text:style-name="Heading_20_2" text:outline-level="2">Functional Approach to Error Handling</text:h>
      <text:p text:style-name="Text_20_body"><text:span text:style-name="Source_20_Text">keen-retry</text:span> adopts a functional paradigm akin to Rust’s own <text:span text:style-name="Source_20_Text">Result&lt;&gt;</text:span> and <text:span text:style-name="Source_20_Text">Option&lt;&gt;</text:span> types, ensuring a familiar and idiomatic experience for Rust developers. This design choice facilitates clean and maintainable code, avoiding common pitfalls such as "callback hell" that can arise with more imperative error-handling strategies.</text:p>
      <text:h text:style-name="Heading_20_2" text:outline-level="2">Retry Logic Composition</text:h>
      <text:p text:style-name="Text_20_body">A key feature of the <text:span text:style-name="Source_20_Text">keen-retry</text:span> crate is its support for composing complex retry logic through chaining. This composability is crucial for building robust systems where operations depend on multiple, potentially flaky, services or resources. By allowing operations to be chained, <text:span text:style-name="Source_20_Text">keen-retry</text:span> makes it possible to articulate clear and maintainable error recovery flows.</text:p>
      <text:h text:style-name="Heading_20_2" text:outline-level="2">Backoff Strategies</text:h>
      <text:p text:style-name="Text_20_body">Implementing retries without a strategy can lead to exacerbated problems, like overwhelming a struggling service with a flood of retries. <text:span text:style-name="Source_20_Text">keen-retry</text:span> provides configurable backoff algorithms that can be employed to intelligently space out retry attempts, giving systems the breathing room needed to recover.</text:p>
      <text:h text:style-name="Heading_20_2" text:outline-level="2">Error Discrimination</text:h>
      <text:p text:style-name="Text_20_body">The <text:span text:style-name="Source_20_Text">keen-retry</text:span> API enables operations to signal whether a failure is transient or fatal. This distinction is crucial for avoiding unnecessary retries in situations where they would be futile, such as with authentication failures or other permanent issues.</text:p>
      <text:h text:style-name="Heading_20_2" text:outline-level="2"><text:soft-page-break/>User API and Retry Chains</text:h>
      <text:p text:style-name="Text_20_body">A distinctive feature of <text:span text:style-name="Source_20_Text">keen-retry</text:span> is its User API that empowers library users to implement retry logic even at the application level. This extends the resilience capabilities all the way from low-level libraries to the final user-facing applications, creating a cohesive retry mechanism throughout the stack.</text:p>
      <text:p text:style-name="Text_20_body"/>
      <text:h text:style-name="P4" text:outline-level="1">Getting Started</text:h>
      <text:p text:style-name="Text_20_body">To use <text:span text:style-name="Source_20_Text">keen-retry</text:span>, add it as a dependency in your <text:span text:style-name="Source_20_Text">Cargo.toml</text:span> file and import the necessary components, such as <text:span text:style-name="Source_20_Text">RetryConsumerResult</text:span>, <text:span text:style-name="Source_20_Text">RetryProducerResult</text:span>, <text:span text:style-name="Source_20_Text">RetryResult</text:span>, and <text:span text:style-name="Source_20_Text">KeenRetry[Async]Executor</text:span>.</text:p>
      <text:h text:style-name="P5" text:outline-level="1"/>
      <text:h text:style-name="P4" text:outline-level="1">Core Concepts</text:h>
      <text:p text:style-name="Text_20_body"><text:span text:style-name="Source_20_Text">keen-retry</text:span> introduces several key abstractions:</text:p>
      <text:list text:continue-list="list1701605870" text:style-name="L1">
        <text:list-item>
          <text:p text:style-name="P8"><text:span text:style-name="Source_20_Text">RetryConsumerResult</text:span>, <text:span text:style-name="Source_20_Text">ProducerRetryResult</text:span>, <text:span text:style-name="Source_20_Text">RetryResult</text:span> serve as wrappers around retryable operations, similar to <text:span text:style-name="Source_20_Text">Result&lt;&gt;</text:span>.</text:p>
        </text:list-item>
        <text:list-item>
          <text:p text:style-name="P8"><text:span text:style-name="Source_20_Text">KeenRetry[Async]Executor</text:span> is responsible for executing the retry logic according to the selected backoff algorithm and retry limits.</text:p>
        </text:list-item>
        <text:list-item>
          <text:p text:style-name="P6"><text:span text:style-name="Source_20_Text">ResolvedResult</text:span> provides a comprehensive result type encompassing all possible outcomes of a retry operation.</text:p>
        </text:list-item>
      </text:list>
      <text:h text:style-name="P5" text:outline-level="1"/>
      <text:h text:style-name="P4" text:outline-level="1">Use Cases</text:h>
      <text:p text:style-name="P14">The <text:span text:style-name="Source_20_Text">keen-retry</text:span> crate is versatile, finding its place in a wide array of scenarios where operations may fail due to transient issues. Here are several use cases that exemplify how the library can be employed:</text:p>
      <text:h text:style-name="Heading_20_2" text:outline-level="2">Network Operations</text:h>
      <text:p text:style-name="Text_20_body">In the realm of network requests – such as API calls, database transactions, or remote service interactions – failures can occur due to temporary network instability or service unavailability. <text:span text:style-name="Source_20_Text">keen-retry</text:span> can wrap these operations, allowing them to be retried with a strategy appropriate for the context, whether it be immediate, delayed, exponential backoff, or a custom approach.</text:p>
      <text:h text:style-name="Heading_20_2" text:outline-level="2">Resource Access</text:h>
      <text:p text:style-name="Text_20_body">Operations involving file systems or other resources can intermittently fail due to locks, contention, or resource limitations. Employing <text:span text:style-name="Source_20_Text">keen-retry</text:span> enables developers to smoothly handle these scenarios, improving user experience and system reliability.</text:p>
      <text:h text:style-name="Heading_20_2" text:outline-level="2">User-Level Tasks</text:h>
      <text:p text:style-name="Text_20_body">Tasks initiated by end-users that are prone to failure, such as uploading files to a server or posting data to a web service, can benefit from <text:span text:style-name="Source_20_Text">keen-retry</text:span>. By integrating retry logic, applications can reduce the need for manual retry attempts by users, thereby enhancing the overall usability.</text:p>
      <text:h text:style-name="Heading_20_2" text:outline-level="2">Application Start-Up</text:h>
      <text:p text:style-name="Text_20_body">During the start-up phase of applications, especially those that rely on external services or databases, <text:span text:style-name="Source_20_Text">keen-retry</text:span> can ensure that initial connections are established reliably, even in the face of transient service delays or unavailability.</text:p>
      <text:h text:style-name="Heading_20_2" text:outline-level="2">Inter-Service Communication</text:h>
      <text:p text:style-name="Text_20_body">In microservices architectures, services often need to communicate with each other. Given the distributed nature of such systems, <text:span text:style-name="Source_20_Text">keen-retry</text:span> is invaluable for managing the inherent instability and ensuring that communication between services is resilient.</text:p>
      <text:h text:style-name="Heading_20_2" text:outline-level="2">Background Jobs and Workers</text:h>
      <text:p text:style-name="Text_20_body">For background processing systems, workers may encounter temporary issues while handling jobs. <text:span text:style-name="Source_20_Text">keen-retry</text:span> can be used to automatically retry failed jobs according to specified policies, thereby reducing the need for manual intervention and monitoring.</text:p>
      <text:h text:style-name="Heading_20_2" text:outline-level="2"><text:soft-page-break/>Custom User API Implementations</text:h>
      <text:p text:style-name="Text_20_body"><text:span text:style-name="Source_20_Text">keen-retry</text:span>'s User API allows library consumers to define their own retry logic, tailored to the specific requirements of their application. This ensures that the retry mechanisms are as fine-grained and context-specific as necessary.</text:p>
      <text:h text:style-name="Heading_20_2" text:outline-level="2">Examples from <text:span text:style-name="Source_20_Text">use_cases.rs</text:span></text:h>
      <text:p text:style-name="Text_20_body">The <text:span text:style-name="Source_20_Text">use_cases.rs</text:span> file within the <text:span text:style-name="Source_20_Text">tests</text:span> directory provides concrete examples of these scenarios. It showcases the <text:span text:style-name="Source_20_Text">keen-retry</text:span> crate in action, demonstrating how to handle both synchronous and asynchronous operations, incorporate detailed instrumentation, and define complex retry policies. These examples are instrumental in illustrating the practical application of the library's features.</text:p>
      <text:p text:style-name="P14"/>
      <text:h text:style-name="P4" text:outline-level="1">Patterns</text:h>
      <text:p text:style-name="Text_20_body">When using <text:span text:style-name="Source_20_Text">keen-retry</text:span>, it is recommended to:</text:p>
      <text:list text:style-name="L3">
        <text:list-item>
          <text:p text:style-name="P11">Define clear conditions for when an operation should be retried and when it should fail immediately.</text:p>
        </text:list-item>
        <text:list-item>
          <text:p text:style-name="P11">Employ incremental backoff strategies to avoid overwhelming resources.</text:p>
        </text:list-item>
        <text:list-item>
          <text:p text:style-name="P10">Chain retryable operations for complex workflows, allowing for granular control over each step's retry behavior.</text:p>
        </text:list-item>
      </text:list>
      <text:h text:style-name="P5" text:outline-level="1"/>
      <text:h text:style-name="P4" text:outline-level="1">Anti-Patterns</text:h>
      <text:p text:style-name="Text_20_body">Avoid:</text:p>
      <text:list text:style-name="L4">
        <text:list-item>
          <text:p text:style-name="P13">Retrying operations that fail due to non-transient errors.</text:p>
        </text:list-item>
        <text:list-item>
          <text:p text:style-name="P13">Infinite retry loops without backoff strategies, which can lead to resource exhaustion.</text:p>
        </text:list-item>
        <text:list-item>
          <text:p text:style-name="P12">Overly complex retry policies that make the code difficult to understand and maintain.</text:p>
        </text:list-item>
      </text:list>
      <text:h text:style-name="P5" text:outline-level="1"/>
      <text:h text:style-name="P4" text:outline-level="1">Advanced Features</text:h>
      <text:p text:style-name="Text_20_body">Discuss the nuances of using <text:span text:style-name="Source_20_Text">keen-retry</text:span> with both synchronous and asynchronous operations, and how to handle nested retries for operations that depend on other retryable operations.</text:p>
      <text:h text:style-name="P5" text:outline-level="1"/>
      <text:h text:style-name="P4" text:outline-level="1">Instrumentation and Logging</text:h>
      <text:p text:style-name="Text_20_body"><text:span text:style-name="Source_20_Text">keen-retry</text:span> offers features for detailed instrumentation, allowing developers to log retry attempts, errors, and successes in a structured manner. The <text:span text:style-name="Source_20_Text">ResolvedResult</text:span> type provides facilities for building succinct reports of retry attempts.</text:p>
      <text:h text:style-name="P5" text:outline-level="1"/>
      <text:h text:style-name="P4" text:outline-level="1">Performance Considerations</text:h>
      <text:p text:style-name="Text_20_body">Discuss the zero-cost abstractions provided by <text:span text:style-name="Source_20_Text">keen-retry</text:span>, which ensure that if an operation succeeds or fails fatally on the first attempt, no additional overhead is incurred.</text:p>
      <text:h text:style-name="P5" text:outline-level="1"/>
      <text:h text:style-name="P4" text:outline-level="1">Troubleshooting</text:h>
      <text:p text:style-name="Text_20_body">Include common issues encountered by users, along with their solutions, and provide guidance on how to seek further help.</text:p>
      <text:h text:style-name="P5" text:outline-level="1"/>
      <text:h text:style-name="P4" text:outline-level="1">Appendix</text:h>
      <text:p text:style-name="Text_20_body">Provide a full API reference, and include a glossary of terms used throughout the booklet.</text:p>
      <text:h text:style-name="P5" text:outline-level="1"/>
      <text:h text:style-name="P4" text:outline-level="1">Index</text:h>
      <text:p text:style-name="Text_20_body">An index to quickly locate information within the booklet.</text:p>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9:52:20.870350478</meta:creation-date>
    <dc:date>2023-11-04T20:13:40.338437741</dc:date>
    <meta:editing-duration>PT1H45M22S</meta:editing-duration>
    <meta:editing-cycles>5</meta:editing-cycles>
    <meta:generator>LibreOffice/7.6.2.1$Linux_X86_64 LibreOffice_project/60$Build-1</meta:generator>
    <meta:document-statistic meta:table-count="0" meta:image-count="0" meta:object-count="0" meta:page-count="15" meta:paragraph-count="78" meta:word-count="1431" meta:character-count="10003" meta:non-whitespace-character-count="8667"/>
  </office:meta>
</office:document-meta>
</file>